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">
      <style:text-properties fo:font-size="10pt" style:font-size-asian="10pt" style:font-size-complex="10pt"/>
    </style:style>
    <style:style style:name="P3" style:family="paragraph" style:parent-style-name="Heading">
      <style:text-properties fo:font-size="10pt" fo:language="ru" fo:country="RU" style:font-size-asian="10pt" style:font-size-complex="10pt"/>
    </style:style>
    <style:style style:name="P4" style:family="paragraph" style:parent-style-name="Heading">
      <style:text-properties fo:font-size="12pt" style:font-size-asian="12pt" style:font-size-complex="12pt"/>
    </style:style>
    <style:style style:name="P5" style:family="paragraph" style:parent-style-name="Heading_20_4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Heading_20_4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7" style:family="paragraph" style:parent-style-name="Heading_20_4">
      <style:text-properties fo:language="ru" fo:country="RU"/>
    </style:style>
    <style:style style:name="P8" style:family="paragraph" style:parent-style-name="Heading_20_4">
      <style:text-properties style:use-window-font-color="true" fo:font-size="10pt" fo:font-weight="normal" fo:background-color="#dddddd" style:font-size-asian="10pt" style:font-weight-asian="normal" style:font-size-complex="10pt" style:font-weight-complex="normal"/>
    </style:style>
    <style:style style:name="P9" style:family="paragraph" style:parent-style-name="Heading_20_4">
      <style:text-properties style:use-window-font-color="true" fo:font-size="10pt" fo:language="ru" fo:country="RU" fo:font-weight="normal" fo:background-color="#dddddd" style:font-size-asian="10pt" style:font-weight-asian="normal" style:font-size-complex="10pt" style:font-weight-complex="normal"/>
    </style:style>
    <style:style style:name="P10" style:family="paragraph" style:parent-style-name="Heading_20_4">
      <style:text-properties style:use-window-font-color="true" fo:background-color="#dddddd"/>
    </style:style>
    <style:style style:name="P11" style:family="paragraph" style:parent-style-name="Heading">
      <style:text-properties fo:font-size="12pt" fo:language="ru" fo:country="RU" style:font-size-asian="12pt" style:font-size-complex="12pt"/>
    </style:style>
    <style:style style:name="P12" style:family="paragraph" style:parent-style-name="Heading">
      <style:text-properties fo:language="ru" fo:country="RU"/>
    </style:style>
    <style:style style:name="P13" style:family="paragraph" style:parent-style-name="Heading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Heading">
      <style:text-properties style:use-window-font-color="true" fo:background-color="#dddddd"/>
    </style:style>
    <style:style style:name="P15" style:family="paragraph" style:parent-style-name="Text_20_body">
      <style:text-properties style:font-name="Arial1" fo:language="en" fo:country="US" fo:font-style="italic" style:font-style-asian="italic" style:font-style-complex="italic"/>
    </style:style>
    <style:style style:name="P16" style:family="paragraph" style:parent-style-name="Text_20_body">
      <style:text-properties style:font-name="Arial1" fo:language="ru" fo:country="RU" fo:font-style="italic" style:font-style-asian="italic" style:font-style-complex="italic"/>
    </style:style>
    <style:style style:name="P17" style:family="paragraph" style:parent-style-name="Text_20_body" style:list-style-name="L1">
      <style:text-properties style:font-name="Arial1" fo:language="ru" fo:country="RU" fo:font-style="italic" style:font-style-asian="italic" style:font-style-complex="italic"/>
    </style:style>
    <style:style style:name="P18" style:family="paragraph" style:parent-style-name="Text_20_body">
      <style:text-properties style:font-name="Arial1" fo:font-style="italic" style:font-style-asian="italic" style:font-style-complex="italic"/>
    </style:style>
    <style:style style:name="P19" style:family="paragraph" style:parent-style-name="Text_20_body" style:list-style-name="L1">
      <style:text-properties style:font-name="Arial1" fo:font-style="italic" style:font-style-asian="italic" style:font-style-complex="italic"/>
    </style:style>
    <style:style style:name="P20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1" fo:font-size="10pt" fo:language="ru" fo:country="RU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Общая информация <text:span text:style-name="T1">о проекте</text:span></text:p>
      <text:p text:style-name="P11">Название</text:p>
      <text:p text:style-name="P11">Цель</text:p>
      <text:p text:style-name="P11">Дата начала</text:p>
      <text:p text:style-name="P11">Дата публикации в сети</text:p>
      <text:p text:style-name="Heading"><text:span text:style-name="T1">Возможности</text:span> сайта</text:p>
      <text:p text:style-name="P12">Субъекты сайта — пользователи</text:p>
      <text:h text:style-name="P5" text:outline-level="4">Гость (неавторизованный посетитель)</text:h>
      <text:h text:style-name="P5" text:outline-level="4">Целевой пользователь(закзчик, клиент, оптовик, поставщик...)</text:h>
      <text:h text:style-name="P5" text:outline-level="4">Менеджер(администратор, клиент-менеджер, <text:span text:style-name="T2">call-</text:span>менеджер, <text:span text:style-name="T2">price-</text:span>менеджер, <text:span text:style-name="T2">item-</text:span>менеджер, <text:span text:style-name="T2">content-</text:span>менеджер, ...)</text:h>
      <text:h text:style-name="P6" text:outline-level="4">+ Атрибуты пользователей</text:h>
      <text:p text:style-name="P14">Информационные объекты сайта — инфоюниты</text:p>
      <text:h text:style-name="P8" text:outline-level="4"><text:span text:style-name="T1">Инфоюниты целевых пользователей</text:span> ( <text:span text:style-name="T1">заказы, отзывы, комментарии, изображения, видео...)</text:span></text:h>
      <text:h text:style-name="P10" text:outline-level="4"><text:span text:style-name="T5">Инфоюниты менеджеров (</text:span><text:span text:style-name="T4">статьи, товары и услуги к заказу,</text:span><text:span text:style-name="T5"> </text:span><text:span text:style-name="T4">видео, файлы...)</text:span></text:h>
      <text:h text:style-name="P9" text:outline-level="4">Атрибуты инфоюнитов</text:h>
      <text:p text:style-name="P13">Действия на сайте, доступные разным видам пользователей</text:p>
      <text:p text:style-name="P3">Целевые услуги - <text:s/><text:span text:style-name="T3">товары и услуги к заказу</text:span></text:p>
      <text:p text:style-name="P2">Админпанель</text:p>
      <text:p text:style-name="P2">Интерактивность</text:p>
      <text:p text:style-name="P2">Сетевая взаимосвязь</text:p>
      <text:p text:style-name="Heading">Структура сайта</text:p>
      <text:h text:style-name="P5" text:outline-level="4">Товары и услуги к заказу</text:h>
      <text:h text:style-name="P6" text:outline-level="4">Информация о продавце товаров и услуг </text:h>
      <text:h text:style-name="P6" text:outline-level="4">Тематический контент</text:h>
      <text:h text:style-name="P5" text:outline-level="4">Кабинет целевого пользователя</text:h>
      <text:h text:style-name="P5" text:outline-level="4">Рабочее место менеджера</text:h>
      <text:p text:style-name="Heading">Принципы дизайна</text:p>
      <text:h text:style-name="P6" text:outline-level="4">Адаптивность</text:h>
      <text:h text:style-name="P7" text:outline-level="4"><text:span text:style-name="T4">Минимализм в стиле </text:span><text:span text:style-name="T6">mdl </text:span><text:span text:style-name="T4">и </text:span><text:span text:style-name="T6">paper style</text:span></text:h>
      <text:p text:style-name="P18"><text:span text:style-name="T5">Белый фон и неяркие цвета интерфейсной графики</text:span></text:p>
      <text:h text:style-name="P6" text:outline-level="4">Локализация</text:h>
      <text:p text:style-name="P15"><text:span text:style-name="T4">UI-</text:span><text:span text:style-name="T5">стратегия: </text:span><text:span text:style-name="T4">Mobile First</text:span></text:p>
      <text:p text:style-name="P16"><text:span text:style-name="T4">Навигация максимально скрыта и не отвлекает от контента</text:span></text:p>
      <text:p text:style-name="P16"><text:span text:style-name="T4">Навигация: Основное левое вертикальное с выпадающими подпунктами </text:span><text:span text:style-name="T6">(&lt;=7)</text:span></text:p>
      <text:list xml:id="list776206490580089684" text:style-name="L1">
        <text:list-header>
          <text:p text:style-name="P17"><text:span text:style-name="T4">+ Дополнительное верхнее горизонтальное контекстное (</text:span><text:span text:style-name="T6">&lt;=4)</text:span></text:p>
          <text:p text:style-name="P17"><text:span text:style-name="T6">+ </text:span><text:span text:style-name="T4">Стационарные иконки-кнопки — кнопка «Вход</text:span><text:span text:style-name="T6">|</text:span><text:span text:style-name="T4">Выход</text:span><text:span text:style-name="T6">|</text:span><text:span text:style-name="T4">Регистрация</text:span><text:span text:style-name="T6">|</text:span><text:span text:style-name="T4">Профиль», кнопка «Найти», кнопка «Корзина»</text:span></text:p>
          <text:p text:style-name="P17"><text:span text:style-name="T4">? Отсутствует кнопка к началу страницы</text:span></text:p>
          <text:p text:style-name="P17"><text:span text:style-name="T4">Отсутствует футер, футерная информация доступна при нажатии на логотип, который ведет на начальную страницу</text:span></text:p>
          <text:p text:style-name="P17"><text:span text:style-name="T4">Одна «хлебная крошка» в виде названия ближайшего верхнего раздела</text:span></text:p>
          <text:p text:style-name="P17"><text:span text:style-name="T4">Баджи возле кнопок меню, сигнализирующие об актуальной информации</text:span></text:p>
          <text:p text:style-name="P17"><text:span text:style-name="T4">Контекстные служебные кнопки-иконки: «Следующий», «Редактировать», «Нравится», «В корзину» др., привязанные к объекту</text:span></text:p>
          <text:p text:style-name="P17"><text:span text:style-name="T4">Каждая страница вверху предполагает место для рекламного баннера</text:span></text:p>
          <text:p text:style-name="P20"><text:span text:style-name="T7">Листание изображений в виде горизонтального слайдера</text:span></text:p>
          <text:p text:style-name="P19"><text:span text:style-name="T4">Списки в виде таблицы из одного столбца, никаки</text:span><text:span text:style-name="T5">х «плиток»</text:span></text:p>
        </text:list-header>
      </text:list>
      <text:p text:style-name="Heading"><text:span text:style-name="T1">Сущности и </text:span>Модели</text:p>
      <text:p text:style-name="P4">Пользователи</text:p>
      <text:p text:style-name="P4">Посты</text:p>
      <text:p text:style-name="P2">Товары</text:p>
      <text:p text:style-name="P2">Статьи</text:p>
      <text:p text:style-name="P4">Страницы сайта</text:p>
      <text:p text:style-name="P4">Заказы пользователей</text:p>
      <text:p text:style-name="P4">История действий пользователей</text:p>
      <text:p text:style-name="P4"/>
      <text:p text:style-name="Heading">Таблицы базы данных</text:p>
      <text:p text:style-name="Heading">Маршруты <text:span text:style-name="T1">и </text:span>Посредники</text:p>
      <text:p text:style-name="Heading">Контроллеры</text:p>
      <text:p text:style-name="Heading">Шаблоны</text:p>
      <text:p text:style-name="Heading">Представления</text:p>
      <text:p text:style-name="Heading">Структуризация кода средствами фреймворка</text:p>
      <text:p text:style-name="Heading">Дополнительные пакеты к фреймворку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Курсив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0T12:19:47.44</meta:creation-date>
    <meta:generator>OpenOffice/4.1.3$Win32 OpenOffice.org_project/413m1$Build-9783</meta:generator>
    <dc:date>2017-06-15T11:41:38.27</dc:date>
    <meta:editing-duration>PT2H59M18S</meta:editing-duration>
    <meta:editing-cycles>10</meta:editing-cycles>
    <meta:document-statistic meta:table-count="0" meta:image-count="0" meta:object-count="0" meta:page-count="1" meta:paragraph-count="59" meta:word-count="268" meta:character-count="2116"/>
  </office:meta>
</office:document-meta>
</file>